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tab-stops>
          <style:tab-stop style:position="3.687cm"/>
        </style:tab-stops>
      </style:paragraph-properties>
      <style:text-properties fo:font-weight="bold" style:font-weight-asian="bold" style:font-weight-complex="bold"/>
    </style:style>
    <style:style style:name="P2" style:family="paragraph" style:parent-style-name="Text_20_body">
      <style:paragraph-properties>
        <style:tab-stops>
          <style:tab-stop style:position="3.687cm"/>
        </style:tab-stops>
      </style:paragraph-properties>
    </style:style>
    <style:style style:name="P3" style:family="paragraph" style:parent-style-name="Citation">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of Software Project Updraft</text:h>
      <text:p text:style-name="P2"><text:span text:style-name="T2">Project Supervisor:</text:span><text:span text:style-name="T1"> <text:tab/>Dr. Alexander Wilkie (wilkie@cgg.mff.cuni.cz)</text:span></text:p>
      <text:p text:style-name="P1">Project goal: <text:tab/><text:span text:style-name="T1">To create an open-source alternative to existing commercial <text:tab/>software for glider pilots.</text:span></text:p>
      <text:p text:style-name="P1">Team members:<text:span text:style-name="T1"><text:tab/>5-6</text:span></text:p>
      <text:p text:style-name="P2"><text:span text:style-name="T2">Project deadline:<text:tab/></text:span><text:span text:style-name="T1">June 2012</text:span></text:p>
      <text:h text:style-name="Heading_20_2" text:outline-level="2">Motivation</text:h>
      <text:p text:style-name="P3">“Gliding is a recreational activity and competitive air sport in which pilots fly unpowered aircraft known as gliders or sailplanes using naturally occurring currents of rising air in the atmosphere to remain airborne.” - Wikipedia</text:p>
      <text:p text:style-name="Text_20_body">Glider pilots use various software for planning and analysis of flights. Currently there are several free and commercial solutions on the market. However, the free software does not match the qualities of commercial applications and the commercial applications are expensive and their development has often stalled.</text:p>
      <text:p text:style-name="Text_20_body">Glider pilots form a community of enthusiastic aviators. Flying is not about money for them – it is a hobby and in many cases also a lifestyle. For this reason project like this one would be welcomed and (if it is successful) also wide spread and frequently used.</text:p>
      <text:p text:style-name="Text_20_body">Our goal is to create an open-source application that would make the flight planning and analysis easy.</text:p>
      <text:h text:style-name="Heading_20_2" text:outline-level="2">Application Description</text:h>
      <text:p text:style-name="Text_20_body">The application will provide flight planning functions and will be capable of visualizing recorded flights.</text:p>
      <text:p text:style-name="Text_20_body">There will be some module/plug-in management which will will make the application extendable for future purposes, because its development will probably continue after school project will have ended. (possible extensions are e.g. weather forecasting module or communication with flight recorder device)</text:p>
      <text:h text:style-name="Heading_20_3" text:outline-level="3">Environment</text:h>
      <text:p text:style-name="Text_20_body">Our target platform is PC with MS Windows or Mac OS X. Connection to the Internet will not be required to use the application, but some features may be unavailable in that case.</text:p>
      <text:h text:style-name="Heading_20_3" text:outline-level="3">Localization</text:h>
      <text:p text:style-name="Text_20_body">Application will be distributed with Czech and English localizations.</text:p>
      <text:h text:style-name="Heading_20_3" text:outline-level="3">Negative Specification</text:h>
      <text:p text:style-name="Text_20_body">The software is not intended to be used by competition directors or referees or for judging the achievements of any official goals.</text:p>
      <text:p text:style-name="Text_20_body">Application will not be focused on detailed flight planning like calculating optimal speed, water ballast, final glide etc.</text:p>
      <text:p text:style-name="Text_20_body">The application will not run on mobile devices and will not serve as an on‑board computer.</text:p>
      <text:h text:style-name="Heading_20_2" text:outline-level="2"><text:soft-page-break/>Features</text:h>
      <text:h text:style-name="Heading_20_3" text:outline-level="3">Terrain and Map Visualization</text:h>
      <text:list xml:id="list34353618" text:style-name="L1">
        <text:list-item>
          <text:p text:style-name="P4">Central point of the application is 2D / 3D map view.</text:p>
        </text:list-item>
        <text:list-item>
          <text:p text:style-name="P4">Additional data relevant to glider flying can be shown on the map, for example airspace divisions, turn‑points or airfields.</text:p>
        </text:list-item>
      </text:list>
      <text:h text:style-name="Heading_20_3" text:outline-level="3">Flight Planning</text:h>
      <text:list xml:id="list34348631" text:style-name="L2">
        <text:list-item>
          <text:p text:style-name="P5">The application allows the user to plan a flight in advance by selecting from a set of turn‑points, which are pre‑declared or specified by the user.</text:p>
        </text:list-item>
        <text:list-item>
          <text:p text:style-name="P5">Flight plans can be saved to a file or loaded from it.</text:p>
        </text:list-item>
      </text:list>
      <text:h text:style-name="Heading_20_3" text:outline-level="3">Flight Visualization</text:h>
      <text:list xml:id="list34344681" text:style-name="L3">
        <text:list-item>
          <text:p text:style-name="P6">Flight paths from on‑board GPS flight recorder can be visualized over the map using different color schemes to illustrate ground speed, vertical speed, etc.</text:p>
        </text:list-item>
        <text:list-item>
          <text:p text:style-name="P6">Various flight statistics will be displayed in a plo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class="text" style:master-page-name="" style:default-outline-level="1">
      <style:paragraph-properties fo:margin-top="0cm" fo:margin-bottom="0.711cm" fo:text-align="center" style:justify-single-word="false" style:page-number="auto" fo:background-color="transparent">
        <style:background-image/>
      </style:paragraph-properties>
      <style:text-properties fo:color="#000000" fo:font-size="12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paragraph-properties fo:margin-top="0.319cm" fo:margin-bottom="0.21cm"/>
      <style:text-properties fo:color="#000000"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199cm" fo:margin-bottom="0.199cm"/>
      <style:text-properties fo:color="#000000" style:font-name="Times New Roman1" fo:font-size="13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itation" style:family="paragraph" style:parent-style-name="Standard" style:class="text" style:master-page-name="">
      <style:paragraph-properties fo:margin-left="0.979cm" fo:margin-right="1.111cm" fo:margin-top="0cm" fo:margin-bottom="0.4cm" fo:text-align="justify" style:justify-single-word="false" fo:text-indent="0cm" style:auto-text-indent="false" style:page-number="auto"/>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501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2.237cm" fo:margin-left="2.725cm" fo:margin-right="3.0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10-12T15:45:32.26</meta:creation-date>
    <dc:date>2011-10-31T14:26:44.26</dc:date>
    <meta:editing-duration>PT27H29M30S</meta:editing-duration>
    <meta:editing-cycles>513</meta:editing-cycles>
    <meta:generator>OpenOffice.org/3.0$Win32 OpenOffice.org_project/300m9$Build-9358</meta:generator>
    <dc:title>Updraft Specification</dc:title>
    <meta:document-statistic meta:table-count="0" meta:image-count="0" meta:object-count="0" meta:page-count="2" meta:paragraph-count="31" meta:word-count="456" meta:character-count="2904"/>
    <dc:creator>Mária Vámošová</dc:creator>
  </office:meta>
</office:document-meta>
</file>